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6385000035DB000028138509DED8.svg"/>
  <manifest:file-entry manifest:media-type="image/png" manifest:full-path="Pictures/1000020100000209000001846F8C512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5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b2b2b2" draw:opacity="50%" draw:textarea-vertical-align="middle" draw:shadow-opacity="50%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4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8cm" fo:min-width="0cm"/>
    </style:style>
    <style:style style:name="gr11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0.51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3.012cm"/>
    </style:style>
    <style:style style:name="gr15" style:family="graphic" style:parent-style-name="objectwithoutfill">
      <style:graphic-properties draw:stroke="solid" draw:stroke-dash="Fine_20_Dashed_20__28_var_29_"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666cm"/>
    </style:style>
    <style:style style:name="gr17" style:family="graphic" style:parent-style-name="objectwithoutfill">
      <style:graphic-properties svg:stroke-width="0.03cm" draw:marker-start-width="0.29cm" draw:marker-end-width="0.29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791cm"/>
    </style:style>
    <style:style style:name="gr19" style:family="graphic" style:parent-style-name="objectwithoutfill">
      <style:graphic-properties svg:stroke-width="0.03cm" draw:marker-start="Arrow" draw:marker-start-width="0.195cm" draw:marker-end="Arrow" draw:marker-end-width="0.19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draw:fill-color="#ffffff" draw:opacity="80%" draw:textarea-vertical-align="middle" draw:shadow-opacity="8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3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4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1.2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2.9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cm" fo:min-width="0cm"/>
    </style:style>
    <style:style style:name="gr27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2.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5.861cm"/>
    </style:style>
    <style:style style:name="P1" style:family="paragraph">
      <style:paragraph-properties fo:text-align="center"/>
    </style:style>
    <style:style style:name="P2" style:family="paragraph">
      <style:text-properties fo:font-family="Quicksand" style:font-pitch="variable" fo:font-size="20pt" style:font-size-asian="20pt" style:font-size-complex="20pt"/>
    </style:style>
    <style:style style:name="P3" style:family="paragraph">
      <style:paragraph-properties fo:text-align="center"/>
      <style:text-properties fo:font-family="Quicksand" style:font-pitch="variable"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family="'Symbol Neu'" style:font-pitch="variable" style:font-charset="x-symbol" fo:font-size="24pt" fo:font-style="italic" style:font-size-asian="24pt" style:font-style-asian="italic" style:font-size-complex="24pt" style:font-style-complex="italic"/>
    </style:style>
    <style:style style:name="P6" style:family="paragraph">
      <style:text-properties fo:font-family="Quicksand" style:font-pitch="variable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family="'Symbol Neu'" style:font-pitch="variable" style:font-charset="x-symbol" fo:font-size="24pt" style:font-size-asian="24pt" style:font-size-complex="24pt"/>
    </style:style>
    <style:style style:name="P8" style:family="paragraph">
      <style:text-properties fo:font-family="FreeSerif" style:font-family-generic="roman" style:font-pitch="variable" fo:font-size="20pt" style:font-size-asian="20pt" style:font-size-complex="20pt"/>
    </style:style>
    <style:style style:name="P9" style:family="paragraph">
      <style:text-properties fo:font-family="FreeSerif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10" style:family="paragraph">
      <style:text-properties fo:font-family="Quicksand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Quicksand" style:font-pitch="variable" fo:font-size="20pt" style:font-size-asian="20pt" style:font-size-complex="20pt"/>
    </style:style>
    <style:style style:name="T2" style:family="text">
      <style:text-properties fo:font-family="'Symbol Neu'" style:font-pitch="variable" style:font-charset="x-symbol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'Symbol Neu'" style:font-pitch="variable" style:font-charset="x-symbol" fo:font-size="24pt" style:font-size-asian="24pt" style:font-size-complex="24pt"/>
    </style:style>
    <style:style style:name="T4" style:family="text">
      <style:text-properties fo:font-family="FreeSerif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FreeSerif" style:font-family-generic="roman" style:font-pitch="variable" fo:font-size="20pt" style:font-size-asian="20pt" style:font-size-complex="20pt"/>
    </style:style>
    <style:style style:name="T6" style:family="text">
      <style:text-properties fo:font-family="'Symbol Neu'" style:font-pitch="variable" style:font-charset="x-symbol"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position="sub 84%" fo:font-family="FreeSerif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T8" style:family="text">
      <style:text-properties fo:color="#000000" style:text-outline="false" style:text-line-through-style="none" fo:font-family="Quicksand" style:font-pitch="variable" fo:font-size="14pt" fo:font-style="normal" fo:text-shadow="none" style:text-underline-style="none" fo:font-weight="normal" style:letter-kerning="true" style:font-family-asian="'Noto Sans CJK SC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Noto Sans CJK SC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FreeSerif" style:font-family-generic="roman" style:font-pitch="variable" fo:font-size="16pt" fo:font-style="italic" fo:text-shadow="none" style:text-underline-style="none" fo:font-weight="normal" style:letter-kerning="true" style:font-family-asian="'Noto Sans CJK SC'" style:font-family-generic-asian="system" style:font-pitch-asian="variable" style:font-size-asian="16pt" style:font-style-asian="italic" style:font-weight-asian="normal" style:font-family-complex="'DejaVu Sans'" style:font-family-generic-complex="system" style:font-pitch-complex="variable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Quicksand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FreeSerif" style:font-family-generic="roman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65cm" svg:y1="2.387cm" svg:x2="1.465cm" svg:y2="8.59cm">
          <text:p/>
        </draw:line>
        <draw:line draw:style-name="gr1" draw:text-style-name="P1" draw:layer="layout" svg:x1="2.065cm" svg:y1="2.388cm" svg:x2="2.065cm" svg:y2="8.591cm">
          <text:p/>
        </draw:line>
        <draw:line draw:style-name="gr1" draw:text-style-name="P1" draw:layer="layout" svg:x1="0.865cm" svg:y1="2.388cm" svg:x2="0.865cm" svg:y2="8.591cm">
          <text:p/>
        </draw:line>
        <draw:frame draw:style-name="gr2" draw:text-style-name="P2" draw:layer="layout" svg:width="2.674cm" svg:height="2.525cm" svg:x="0.4cm" svg:y="8.484cm">
          <draw:text-box>
            <text:p><text:span text:style-name="T1">ebene Welle</text:span></text:p>
          </draw:text-box>
        </draw:frame>
        <draw:rect draw:style-name="gr3" draw:text-style-name="P1" draw:layer="layout" svg:width="0.294cm" svg:height="2.617cm" svg:x="3.729cm" svg:y="1.235cm">
          <text:p/>
        </draw:rect>
        <draw:rect draw:style-name="gr3" draw:text-style-name="P1" draw:layer="layout" svg:width="0.294cm" svg:height="2.617cm" svg:x="3.729cm" svg:y="7.036cm">
          <text:p/>
        </draw:rect>
        <draw:line draw:style-name="gr4" draw:text-style-name="P3" draw:layer="layout" svg:x1="3.86cm" svg:y1="5.457cm" svg:x2="4.486cm" svg:y2="6.782cm">
          <text:p/>
        </draw:line>
        <draw:line draw:style-name="gr4" draw:text-style-name="P3" draw:layer="layout" svg:x1="3.847cm" svg:y1="3.888cm" svg:x2="9.226cm" svg:y2="1.38cm">
          <text:p/>
        </draw:line>
        <draw:line draw:style-name="gr4" draw:text-style-name="P3" draw:layer="layout" svg:x1="3.847cm" svg:y1="7.059cm" svg:x2="9.226cm" svg:y2="4.551cm">
          <text:p/>
        </draw:line>
        <draw:line draw:style-name="gr5" draw:text-style-name="P3" draw:layer="layout" svg:x1="3.84cm" svg:y1="3.881cm" svg:x2="9.22cm" svg:y2="3.881cm">
          <text:p/>
        </draw:line>
        <draw:line draw:style-name="gr5" draw:text-style-name="P3" draw:layer="layout" svg:x1="3.84cm" svg:y1="7.052cm" svg:x2="9.22cm" svg:y2="7.052cm">
          <text:p/>
        </draw:line>
        <draw:ellipse draw:style-name="gr6" draw:text-style-name="P3" draw:layer="layout" svg:width="0.618cm" svg:height="10.172cm" svg:x="8.956cm" svg:y="0.1cm">
          <text:p/>
        </draw:ellipse>
        <draw:measure draw:style-name="gr7" draw:text-style-name="P1" draw:layer="measurelines" svg:x1="2.752cm" svg:y1="3.881cm" svg:x2="2.781cm" svg:y2="7.027cm">
          <text:p text:style-name="P4"><text:s text:c="2"/></text:p>
          <text:p text:style-name="P4"/>
        </draw:measure>
        <draw:path draw:style-name="gr8" draw:text-style-name="P3" draw:layer="layout" svg:width="0.558cm" svg:height="1.381cm" svg:x="6.602cm" svg:y="4.176cm" svg:viewBox="0 0 559 1382" svg:d="M559 1382c0-970-559-1382-559-1382">
          <text:p/>
        </draw:path>
        <draw:frame draw:style-name="gr9" draw:text-style-name="P5" draw:layer="layout" svg:width="0.942cm" svg:height="1.288cm" svg:x="5.847cm" svg:y="4.197cm">
          <draw:text-box>
            <text:p><text:span text:style-name="T2">q</text:span></text:p>
          </draw:text-box>
        </draw:frame>
        <draw:frame draw:style-name="gr10" draw:text-style-name="P6" draw:layer="layout" svg:width="0.942cm" svg:height="1.288cm" svg:x="3.411cm" svg:y="5.758cm">
          <draw:text-box>
            <text:p><text:span text:style-name="T2">q</text:span></text:p>
          </draw:text-box>
        </draw:frame>
        <draw:line draw:style-name="gr11" draw:text-style-name="P3" draw:layer="layout" svg:x1="3.831cm" svg:y1="7.046cm" svg:x2="4.502cm" svg:y2="6.746cm">
          <text:p/>
        </draw:line>
        <draw:frame draw:style-name="gr12" draw:text-style-name="P7" draw:layer="layout" svg:width="1.018cm" svg:height="1.288cm" svg:x="3.907cm" svg:y="6.837cm">
          <draw:text-box>
            <text:p><text:span text:style-name="T3">D</text:span></text:p>
          </draw:text-box>
        </draw:frame>
        <draw:frame draw:style-name="gr13" draw:text-style-name="P1" draw:layer="layout" svg:width="10cm" svg:height="7.441cm" draw:transform="rotate (-1.57079632679579) translate (22.421cm 0.3cm)">
          <draw:image xlink:href="Pictures/1000020100000209000001846F8C5122.png" xlink:type="simple" xlink:show="embed" xlink:actuate="onLoad"/>
          <draw:image xlink:href="Pictures/10006385000035DB000028138509DED8.svg" xlink:type="simple" xlink:show="embed" xlink:actuate="onLoad">
            <text:p/>
          </draw:image>
        </draw:frame>
        <draw:frame draw:style-name="gr14" draw:text-style-name="P2" draw:layer="layout" svg:width="3.512cm" svg:height="1.398cm" svg:x="13.306cm" svg:y="9.996cm">
          <draw:text-box>
            <text:p><text:span text:style-name="T1">Detektor</text:span></text:p>
          </draw:text-box>
        </draw:frame>
        <draw:line draw:style-name="gr5" draw:text-style-name="P3" draw:layer="layout" svg:x1="9.249cm" svg:y1="3.881cm" svg:x2="15.04cm" svg:y2="5.557cm">
          <text:p/>
        </draw:line>
        <draw:line draw:style-name="gr5" draw:text-style-name="P3" draw:layer="layout" svg:x1="15.04cm" svg:y1="5.381cm" svg:x2="9.249cm" svg:y2="7.057cm">
          <text:p/>
        </draw:line>
        <draw:line draw:style-name="gr15" draw:text-style-name="P3" draw:layer="layout" svg:x1="9.25cm" svg:y1="1.381cm" svg:x2="15.041cm" svg:y2="3.057cm">
          <text:p/>
        </draw:line>
        <draw:line draw:style-name="gr15" draw:text-style-name="P3" draw:layer="layout" svg:x1="15.041cm" svg:y1="2.881cm" svg:x2="9.25cm" svg:y2="4.557cm">
          <text:p/>
        </draw:line>
        <draw:frame draw:style-name="gr16" draw:text-style-name="P2" draw:layer="layout" svg:width="2.166cm" svg:height="1.398cm" svg:x="8.308cm" svg:y="10.007cm">
          <draw:text-box>
            <text:p><text:span text:style-name="T1">Linse</text:span></text:p>
          </draw:text-box>
        </draw:frame>
        <draw:rect draw:style-name="gr3" draw:text-style-name="P1" draw:layer="layout" svg:width="0.411cm" svg:height="9.133cm" svg:x="14.713cm" svg:y="1.01cm">
          <text:p/>
        </draw:rect>
        <draw:line draw:style-name="gr17" draw:text-style-name="P3" draw:layer="layout" svg:x1="3.847cm" svg:y1="5.459cm" svg:x2="9.226cm" svg:y2="2.951cm">
          <text:p/>
        </draw:line>
        <draw:line draw:style-name="gr17" draw:text-style-name="P3" draw:layer="layout" svg:x1="9.31cm" svg:y1="2.932cm" svg:x2="14.732cm" svg:y2="2.932cm">
          <text:p/>
        </draw:line>
        <draw:line draw:style-name="gr5" draw:text-style-name="P3" draw:layer="layout" svg:x1="3.84cm" svg:y1="5.475cm" svg:x2="14.583cm" svg:y2="5.475cm">
          <text:p/>
        </draw:line>
        <draw:frame draw:style-name="gr18" draw:text-style-name="P2" draw:layer="layout" svg:width="4.291cm" svg:height="2.545cm" svg:x="4.564cm" svg:y="6.84cm">
          <draw:text-box>
            <text:p><text:span text:style-name="T1">Gang-</text:span></text:p>
            <text:p><text:span text:style-name="T1">unterschied</text:span></text:p>
          </draw:text-box>
        </draw:frame>
        <draw:line draw:style-name="gr19" draw:text-style-name="P3" draw:layer="layout" svg:x1="9.235cm" svg:y1="5.496cm" svg:x2="9.254cm" svg:y2="2.925cm">
          <text:p/>
        </draw:line>
        <draw:ellipse draw:style-name="gr20" draw:text-style-name="P3" draw:layer="layout" svg:width="1.527cm" svg:height="1.285cm" svg:x="9.366cm" svg:y="3.857cm">
          <text:p/>
        </draw:ellipse>
        <draw:frame draw:style-name="gr21" draw:text-style-name="P8" draw:layer="layout" svg:width="1.831cm" svg:height="1.174cm" svg:x="9.198cm" svg:y="3.858cm">
          <draw:text-box>
            <text:p><text:span text:style-name="T4">x</text:span><text:span text:style-name="T5">(</text:span><text:span text:style-name="T6">q </text:span><text:span text:style-name="T5">)</text:span></text:p>
          </draw:text-box>
        </draw:frame>
        <draw:line draw:style-name="gr19" draw:text-style-name="P3" draw:layer="layout" svg:x1="4.018cm" svg:y1="2.953cm" svg:x2="9.255cm" svg:y2="2.953cm">
          <text:p/>
        </draw:line>
        <draw:ellipse draw:style-name="gr20" draw:text-style-name="P3" draw:layer="layout" svg:width="1.136cm" svg:height="0.95cm" svg:x="6.187cm" svg:y="2.367cm">
          <text:p/>
        </draw:ellipse>
        <draw:frame draw:style-name="gr22" draw:text-style-name="P9" draw:layer="layout" svg:width="0.904cm" svg:height="1.098cm" svg:x="6.334cm" svg:y="2.408cm">
          <draw:text-box>
            <text:p><text:span text:style-name="T4">L</text:span></text:p>
          </draw:text-box>
        </draw:frame>
        <draw:ellipse draw:style-name="gr20" draw:text-style-name="P3" draw:layer="layout" svg:width="1.136cm" svg:height="0.95cm" svg:x="13.887cm" svg:y="3.367cm">
          <text:p/>
        </draw:ellipse>
        <draw:frame draw:style-name="gr23" draw:text-style-name="P8" draw:layer="layout" svg:width="1.721cm" svg:height="1.176cm" svg:x="13.428cm" svg:y="3.225cm">
          <draw:text-box>
            <text:p><text:span text:style-name="T4">x</text:span><text:span text:style-name="T7">min</text:span></text:p>
          </draw:text-box>
        </draw:frame>
        <draw:line draw:style-name="gr8" draw:text-style-name="P3" draw:layer="layout" svg:x1="14.657cm" svg:y1="3.708cm" svg:x2="15.719cm" svg:y2="3.708cm">
          <text:p/>
        </draw:line>
        <draw:frame draw:style-name="gr24" draw:text-style-name="P1" draw:layer="layout" svg:width="3.411cm" svg:height="1.004cm" draw:transform="rotate (1.5707963267946) translate (2.588cm 7.163cm)">
          <draw:text-box>
            <text:p text:style-name="P1"><text:span text:style-name="T8">Spaltbreite</text:span><text:span text:style-name="T9"> </text:span><text:span text:style-name="T10">d</text:span></text:p>
          </draw:text-box>
        </draw:frame>
        <draw:frame draw:style-name="gr25" draw:text-style-name="P2" draw:layer="layout" svg:width="7.725cm" svg:height="2.359cm" svg:x="-0.101cm" svg:y="12.33cm">
          <draw:text-box>
            <text:p><text:span text:style-name="T11">indirekte Messgröße</text:span></text:p>
            <text:p><text:span text:style-name="T1">Spaltbreite </text:span></text:p>
          </draw:text-box>
        </draw:frame>
        <draw:frame draw:style-name="gr26" draw:text-style-name="P2" draw:layer="layout" svg:width="8.4cm" svg:height="3.413cm" svg:x="14.771cm" svg:y="12.007cm">
          <draw:text-box>
            <text:p><text:span text:style-name="T11">direkte Messgrößen</text:span></text:p>
            <text:p><text:span text:style-name="T1">Positionen, Intensitäten,</text:span></text:p>
            <text:p><text:span text:style-name="T1">Wellenlänge, Abstand </text:span><text:span text:style-name="T12">L</text:span></text:p>
          </draw:text-box>
        </draw:frame>
        <draw:custom-shape draw:style-name="gr27" draw:text-style-name="P1" draw:layer="layout" svg:width="7.188cm" svg:height="0.583cm" svg:x="7.117cm" svg:y="14.148cm">
          <text:p/>
          <draw:enhanced-geometry svg:viewBox="0 0 21600 21600" draw:mirror-vertical="false" draw:mirror-horizontal="true" draw:text-areas="0 ?f0 ?f5 ?f2" draw:type="right-arrow" draw:modifiers="18731.6316639742 5695.89041095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2.75cm" svg:height="1.398cm" svg:x="9.748cm" svg:y="11.751cm">
          <draw:text-box>
            <text:p><text:span text:style-name="T11">Modell</text:span></text:p>
          </draw:text-box>
        </draw:frame>
        <draw:frame draw:style-name="gr29" draw:text-style-name="P10" draw:layer="layout" svg:width="6.361cm" svg:height="1.398cm" svg:x="8.02cm" svg:y="13.227cm">
          <draw:text-box>
            <text:p><text:span text:style-name="T11">inverses Problem</text:span></text:p>
          </draw:text-box>
        </draw:frame>
        <draw:custom-shape draw:style-name="gr27" draw:text-style-name="P1" draw:layer="layout" svg:width="7.188cm" svg:height="0.583cm" svg:x="7.527cm" svg:y="12.682cm">
          <text:p/>
          <draw:enhanced-geometry svg:viewBox="0 0 21600 21600" draw:mirror-vertical="false" draw:mirror-horizontal="false" draw:text-areas="0 ?f0 ?f5 ?f2" draw:type="right-arrow" draw:modifiers="18731.6316639742 5695.890410958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othee Hueser</meta:initial-creator>
    <meta:creation-date>2023-07-12T14:19:45</meta:creation-date>
    <dc:date>2023-10-23T07:36:57</dc:date>
    <dc:creator>Dorothee Hueser</dc:creator>
    <meta:editing-duration>PT1H58M17S</meta:editing-duration>
    <meta:editing-cycles>10</meta:editing-cycles>
    <meta:generator>OpenOffice/4.1.2$Unix OpenOffice.org_project/412m3$Build-9782</meta:generator>
    <meta:document-statistic meta:object-count="46"/>
  </office:meta>
</office:document-meta>
</file>